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Nimbus Sans L" svg:font-family="'Nimbus Sans L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14f77d" style:font-size-asian="11pt" style:font-weight-asian="bold" style:font-size-complex="11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2fadd"/>
    </style:style>
    <style:style style:name="P4" style:family="paragraph" style:parent-style-name="Standard" style:list-style-name="L2">
      <style:paragraph-properties fo:text-align="justify" style:justify-single-word="false"/>
      <style:text-properties officeooo:paragraph-rsid="0014f77d"/>
    </style:style>
    <style:style style:name="T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arial" fo:font-size="11pt" fo:font-weight="bold" officeooo:rsid="0012fadd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guntas:</text:p>
      <text:p text:style-name="P1"/>
      <text:p text:style-name="P1">- Como se distribuyen los PCA (hasta 5 o 10 componentes) en relación a : </text:p>
      <text:list xml:id="list2082469753" text:style-name="L1">
        <text:list-item>
          <text:p text:style-name="P3"><text:span text:style-name="T1">Clase de <text:s/>las muestras</text:span></text:p>
        </text:list-item>
        <text:list-item>
          <text:p text:style-name="P3"><text:span text:style-name="T2">E</text:span><text:span text:style-name="T1">dad gestacional</text:span></text:p>
        </text:list-item>
        <text:list-item>
          <text:p text:style-name="P3"><text:span text:style-name="T2">I</text:span><text:span text:style-name="T1">nterval</text:span><text:span text:style-name="T2">o</text:span><text:span text:style-name="T1"> entre muestras</text:span></text:p>
        </text:list-item>
        <text:list-item>
          <text:p text:style-name="P3"><text:span text:style-name="T2">Nú</text:span><text:span text:style-name="T1">mero de muestras</text:span></text:p>
        </text:list-item>
        <text:list-item>
          <text:p text:style-name="P3"><text:span text:style-name="T2">P</text:span><text:span text:style-name="T1">lataforma de sampling</text:span></text:p>
        </text:list-item>
      </text:list>
      <text:p text:style-name="P1"/>
      <text:p text:style-name="P1">Hacer lo mismo para otras formas de reducción de dimensión <text:s/>con imágenes y proponer un sumario donde decís si os parecen útiles o menos para la clasificación (separan las muestras? Ves algún PC u otro elemento que claramente separe clases o presente una tendencia ? ]</text:p>
      <text:p text:style-name="P1"/>
      <text:p text:style-name="P2">- Una forma para medir si cada componente / feature está relacionada estilísticamente con una variable de interés es aplicar un test estadistico:</text:p>
      <text:list xml:id="list576050230" text:style-name="L2">
        <text:list-item>
          <text:p text:style-name="P4"><text:span text:style-name="T1">e.g. t.test o test de Student (https://www.rdocumentation.org/packages/stats/versions/3.6.1/topics/t.test) <text:s text:c="2"/>, Mann-Whitney test (https://rpubs.com/Joaquin_AR/218456) <text:s/>y infinitos más. [ escoger unos que consideráis oportunos y aplicarlo a los PCs ICs etc a ver que números salen y si se ve algo en los plots .</text:span></text:p>
        </text:list-item>
      </text:list>
      <text:p text:style-name="P1"/>
      <text:p text:style-name="P1">Una vez hecho esto y automatizado, estudiar formas básicas de filtrado de los datos de input (podéis mirar la wiki o leer la literatura, normalmente se quitan los genes más apagados y en sangre, como es este caso, podéis mirar si es oportuno quitar los que están muy expresados también ya que suelen ser pocos genes y sin información estadística). <text:s/></text:p>
      <text:p text:style-name="P1"><text:s text:c="4"/>- Cada vez que apliquéis un filtrado diferente, podéis sacar los mismos gráficos / componentes y asociaciones con variables de interés.</text:p>
      <text:p text:style-name="P1"/>
      <text:p text:style-name="P1"/>
      <text:p text:style-name="P1"/>
      <text:p text:style-name="P1">El objetivo de esto es <text:s/>escoger que preprocessing aplicar a los datos para luego aplicar modelos de predicción.</text:p>
      <text:p text:style-name="P1">Un consejo es que podéis mirar la wiki del contest y ver si hay soluciones ya implementadas y debates. Seguro que hay unas ideas base por donde empez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Nimbus Sans L" svg:font-family="'Nimbus Sans L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0:32:14.311230369</meta:creation-date>
    <dc:date>2019-10-01T11:16:35.227210931</dc:date>
    <meta:editing-duration>PT34M1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274" meta:character-count="1664" meta:non-whitespace-character-count="1397"/>
  </office:meta>
</office:document-meta>
</file>